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none" fo:font-weight="bold" style:font-weight-asian="bold" style:font-weight-complex="bold"/>
    </style:style>
    <style:style style:name="P3" style:family="paragraph" style:parent-style-name="Standard">
      <style:paragraph-properties style:line-height-at-least="0.503cm"/>
      <style:text-properties fo:color="#cccccc" style:font-name="Consolas" fo:font-size="10.5pt" fo:font-weight="normal" fo:background-color="#1f1f1f"/>
    </style:style>
    <style:style style:name="P4" style:family="paragraph" style:parent-style-name="Standard">
      <style:text-properties fo:color="#cccccc" style:font-name="Consolas" fo:font-size="10.5pt" style:text-underline-style="none" fo:font-weight="normal" fo:background-color="#1f1f1f" style:font-weight-asian="bold" style:font-weight-complex="bold"/>
    </style:style>
    <style:style style:name="P5" style:family="paragraph" style:parent-style-name="Standard">
      <style:paragraph-properties style:line-height-at-least="0.503cm"/>
      <style:text-properties fo:color="#cccccc" fo:background-color="#1f1f1f"/>
    </style:style>
    <style:style style:name="P6" style:family="paragraph" style:parent-style-name="Standard">
      <style:paragraph-properties style:line-height-at-least="0.503cm"/>
    </style:style>
    <style:style style:name="P7" style:family="paragraph" style:parent-style-name="Standard">
      <style:paragraph-properties style:line-height-at-least="0.503cm"/>
      <style:text-properties fo:color="#ffffff" fo:background-color="#1f1f1f"/>
    </style:style>
    <style:style style:name="P8" style:family="paragraph" style:parent-style-name="Standard">
      <style:paragraph-properties style:line-height-at-least="0.503cm"/>
      <style:text-properties fo:color="#ffffff"/>
    </style:style>
    <style:style style:name="P9" style:family="paragraph" style:parent-style-name="Standard">
      <style:paragraph-properties style:line-height-at-least="0.503cm"/>
      <style:text-properties fo:color="#ffffff" style:font-name="Consolas" fo:font-size="10.5pt" fo:font-weight="normal" fo:background-color="#1f1f1f"/>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fo:color="#808080" style:font-weight-asian="normal" style:font-weight-complex="normal"/>
    </style:style>
    <style:style style:name="T5" style:family="text">
      <style:text-properties fo:color="#808080" style:font-name="Consolas" fo:font-size="10.5pt" fo:font-weight="normal"/>
    </style:style>
    <style:style style:name="T6" style:family="text">
      <style:text-properties fo:color="#569cd6"/>
    </style:style>
    <style:style style:name="T7" style:family="text">
      <style:text-properties fo:color="#569cd6" style:font-weight-asian="normal" style:font-weight-complex="normal"/>
    </style:style>
    <style:style style:name="T8" style:family="text">
      <style:text-properties fo:color="#569cd6" style:font-name="Consolas" fo:font-size="10.5pt" fo:font-weight="normal"/>
    </style:style>
    <style:style style:name="T9" style:family="text">
      <style:text-properties fo:color="#569cd6" style:font-name="Consolas" fo:font-size="10.5pt" fo:font-weight="normal" fo:background-color="#1f1f1f" style:font-weight-asian="normal" style:font-weight-complex="normal"/>
    </style:style>
    <style:style style:name="T10" style:family="text">
      <style:text-properties fo:color="#cccccc" style:font-name="Consolas" fo:font-size="10.5pt" fo:font-weight="normal" fo:background-color="#1f1f1f"/>
    </style:style>
    <style:style style:name="T11" style:family="text">
      <style:text-properties fo:color="#cccccc" style:font-name="Consolas" fo:font-size="10.5pt" fo:font-weight="normal" fo:background-color="#1f1f1f" style:font-weight-asian="normal" style:font-weight-complex="normal"/>
    </style:style>
    <style:style style:name="T12" style:family="text">
      <style:text-properties style:font-weight-asian="normal" style:font-weight-complex="normal"/>
    </style:style>
    <style:style style:name="T13" style:family="text">
      <style:text-properties style:font-name="Consolas" fo:font-size="10.5pt" fo:font-weight="normal"/>
    </style:style>
    <style:style style:name="T14" style:family="text">
      <style:text-properties style:font-name="Consolas" fo:font-size="10.5pt" fo:font-weight="normal" fo:background-color="#1f1f1f"/>
    </style:style>
    <style:style style:name="T15" style:family="text">
      <style:text-properties fo:color="#9cdcfe"/>
    </style:style>
    <style:style style:name="T16" style:family="text">
      <style:text-properties fo:color="#9cdcfe" style:font-name="Consolas" fo:font-size="10.5pt" fo:font-weight="normal"/>
    </style:style>
    <style:style style:name="T17" style:family="text">
      <style:text-properties fo:color="#9cdcfe" style:font-name="Consolas" fo:font-size="10.5pt" fo:font-weight="normal" fo:background-color="#1f1f1f"/>
    </style:style>
    <style:style style:name="T18" style:family="text">
      <style:text-properties fo:color="#9cdcfe" style:font-weight-asian="normal" style:font-weight-complex="normal"/>
    </style:style>
    <style:style style:name="T19" style:family="text">
      <style:text-properties fo:color="#ce9178"/>
    </style:style>
    <style:style style:name="T20" style:family="text">
      <style:text-properties fo:color="#ce9178" style:font-name="Consolas" fo:font-size="10.5pt" fo:font-weight="normal"/>
    </style:style>
    <style:style style:name="T21" style:family="text">
      <style:text-properties fo:color="#ce9178" style:font-name="Consolas" fo:font-size="10.5pt" fo:font-weight="normal" fo:background-color="#1f1f1f"/>
    </style:style>
    <style:style style:name="T22" style:family="text">
      <style:text-properties fo:color="#ce9178" style:font-weight-asian="normal" style:font-weight-complex="normal"/>
    </style:style>
    <style:style style:name="T23" style:family="text">
      <style:text-properties fo:color="#c586c0"/>
    </style:style>
    <style:style style:name="T24" style:family="text">
      <style:text-properties fo:color="#c586c0" style:font-weight-asian="normal" style:font-weight-complex="normal"/>
    </style:style>
    <style:style style:name="T25" style:family="text">
      <style:text-properties fo:color="#c586c0" style:font-name="Consolas" fo:font-size="10.5pt" fo:font-weight="normal"/>
    </style:style>
    <style:style style:name="T26" style:family="text">
      <style:text-properties fo:color="#c586c0" style:font-name="Consolas" fo:font-size="10.5pt" fo:font-weight="normal" fo:background-color="#1f1f1f"/>
    </style:style>
    <style:style style:name="T27" style:family="text">
      <style:text-properties fo:color="#4fc1ff"/>
    </style:style>
    <style:style style:name="T28" style:family="text">
      <style:text-properties fo:color="#d4d4d4"/>
    </style:style>
    <style:style style:name="T29" style:family="text">
      <style:text-properties fo:color="#dcdcaa"/>
    </style:style>
    <style:style style:name="T30" style:family="text">
      <style:text-properties fo:color="#dcdcaa" style:font-weight-asian="normal" style:font-weight-complex="normal"/>
    </style:style>
    <style:style style:name="T31" style:family="text">
      <style:text-properties fo:color="#dcdcaa" style:font-name="Consolas" fo:font-size="10.5pt" fo:font-weight="normal" fo:background-color="#1f1f1f" style:font-weight-asian="normal" style:font-weight-complex="normal"/>
    </style:style>
    <style:style style:name="T32" style:family="text">
      <style:text-properties fo:color="#4ec9b0" style:font-name="Consolas" fo:font-size="10.5pt" fo:font-weight="normal"/>
    </style:style>
    <style:style style:name="T33" style:family="text">
      <style:text-properties fo:color="#ffffff"/>
    </style:style>
    <style:style style:name="T34" style:family="text">
      <style:text-properties fo:color="#ffffff" style:font-name="Consolas" fo:font-size="10.5pt" fo:font-weight="normal" fo:background-color="#1f1f1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ACT COURSE NOTES<text:span text:style-name="T3"> (13-09-24)</text:span></text:p>
      <text:p text:style-name="P1"><text:span text:style-name="T3"/></text:p>
      <text:p text:style-name="P1"><text:span text:style-name="T2">React is an abstraction which allows developers to not have to interact with the DOM directly in an Imperative way (ie no calls to addEventListener() or querySelector() etc) and so the UI can be thought of as a reflection of the current data (properties and state)</text:span></text:p>
      <text:p text:style-name="P1"><text:span text:style-name="T3"/></text:p>
      <text:p text:style-name="P1"><text:span text:style-name="T1">Setting up a react app with create-react-app</text:span></text:p>
      <text:p text:style-name="P1"><text:span text:style-name="T1"/></text:p>
      <text:p text:style-name="P2"><text:span text:style-name="T1">Open up a terminal/command prompt</text:span></text:p>
      <text:p text:style-name="P2"><text:span text:style-name="T1">use dir rather than ls to list contents of the folder you are within when using Windows</text:span></text:p>
      <text:p text:style-name="P2"><text:span text:style-name="T1">Then use cd to navigate to the folder in which you want to build the app</text:span></text:p>
      <text:p text:style-name="P2"><text:span text:style-name="T1"/></text:p>
      <text:p text:style-name="P2"><text:span text:style-name="T1">During this course we will use version 5 of create-react-app and so we add the @5 to the create statement below -</text:span></text:p>
      <text:p text:style-name="P2"><text:span text:style-name="T1"/></text:p>
      <text:p text:style-name="P2"><text:span text:style-name="T1">Once you are in the correct folder write (ps the &gt; is just to signify the terminal prompt DO NOT WRITE IT IN THE STATEMENTS</text:span></text:p>
      <text:p text:style-name="P2"><text:span text:style-name="T1">also [] are to denote a placeholder with description) -</text:span></text:p>
      <text:p text:style-name="P2"><text:span text:style-name="T1">&gt; npx </text:span><text:a xlink:type="simple" xlink:href="mailto:create-react-app@5" text:style-name="Internet_20_link" text:visited-style-name="Visited_20_Internet_20_Link"><text:span text:style-name="T1">create-react-app@5</text:span></text:a><text:span text:style-name="T1"> [name of your project eg pizza-menu]</text:span></text:p>
      <text:p text:style-name="P2"><text:span text:style-name="T1"/></text:p>
      <text:p text:style-name="P2"><text:span text:style-name="T1">This statement uses an NPM-Build tool which is a bit like a MAKE script apparently</text:span></text:p>
      <text:p text:style-name="P2"><text:span text:style-name="T1"/></text:p>
      <text:p text:style-name="P2"><text:span text:style-name="T1">We now have an index.html page which contains </text:span></text:p>
      <text:p text:style-name="P4"><text:span text:style-name="T4">&lt;</text:span><text:span text:style-name="T7">noscript</text:span><text:span text:style-name="T4">&gt;</text:span><text:span text:style-name="T12">You need to enable JavaScript to run this app.</text:span><text:span text:style-name="T4">&lt;/</text:span><text:span text:style-name="T7">noscript</text:span><text:span text:style-name="T4">&gt;</text:span></text:p>
      <text:p text:style-name="P5">    <text:span text:style-name="T5">&lt;</text:span><text:span text:style-name="T8">div</text:span><text:span text:style-name="T13"> </text:span><text:span text:style-name="T16">id</text:span><text:span text:style-name="T13">=</text:span><text:span text:style-name="T20">"root"</text:span><text:span text:style-name="T5">&gt;&lt;/</text:span><text:span text:style-name="T8">div</text:span><text:span text:style-name="T5">&gt;</text:span></text:p>
      <text:p text:style-name="P2"><text:span text:style-name="T1"/></text:p>
      <text:p text:style-name="P2"><text:span text:style-name="T1">in it's body element. This div .root is where the react app will be built because we have an index.js file which contains</text:span></text:p>
      <text:p text:style-name="P4"><text:span text:style-name="T24">import</text:span><text:span text:style-name="T12"> </text:span><text:span text:style-name="T18">React</text:span><text:span text:style-name="T12"> </text:span><text:span text:style-name="T24">from</text:span><text:span text:style-name="T12"> </text:span><text:span text:style-name="T22">'react'</text:span><text:span text:style-name="T12">;</text:span></text:p>
      <text:p text:style-name="P3"><text:span text:style-name="T23">import</text:span> <text:span text:style-name="T15">ReactDOM</text:span> <text:span text:style-name="T23">from</text:span> <text:span text:style-name="T19">'react-dom/client'</text:span>;</text:p>
      <text:p text:style-name="P6"><text:span text:style-name="T26">import</text:span><text:span text:style-name="T10"> </text:span><text:span text:style-name="T17">App</text:span><text:span text:style-name="T10"> </text:span><text:span text:style-name="T26">from</text:span><text:span text:style-name="T10"> </text:span><text:span text:style-name="T21">'./App'</text:span><text:span text:style-name="T10">;</text:span><text:span text:style-name="T34">//This is where we will write our react code inside a file called App.js we create the exported App() component (see below)</text:span></text:p>
      <text:p text:style-name="P8"><text:span text:style-name="T14">//Now we create the root of the app within the div with id "root"</text:span></text:p>
      <text:p text:style-name="P3"><text:span text:style-name="T6">const</text:span> <text:span text:style-name="T27">root</text:span> <text:span text:style-name="T28">=</text:span> <text:span text:style-name="T15">ReactDOM</text:span>.<text:span text:style-name="T29">createRoot</text:span>(<text:span text:style-name="T15">document</text:span>.<text:span text:style-name="T29">getElementById</text:span>(<text:span text:style-name="T19">'root'</text:span>));</text:p>
      <text:p text:style-name="P9">//And finally we call the render method which is where the JSX is written to</text:p>
      <text:p text:style-name="P3"><text:span text:style-name="T27">root</text:span>.<text:span text:style-name="T29">render</text:span>(</text:p>
      <text:p text:style-name="P5">  <text:span text:style-name="T5">&lt;</text:span><text:span text:style-name="T32">React.StrictMode</text:span><text:span text:style-name="T5">&gt;</text:span></text:p>
      <text:p text:style-name="P7"><text:span text:style-name="T13">//Here we are creating the JSX component called App itself</text:span></text:p>
      <text:p text:style-name="P5">    <text:span text:style-name="T5">&lt;</text:span><text:span text:style-name="T32">App</text:span><text:span text:style-name="T13"> </text:span><text:span text:style-name="T5">/&gt;</text:span></text:p>
      <text:p text:style-name="P5">  <text:span text:style-name="T5">&lt;/</text:span><text:span text:style-name="T32">React.StrictMode</text:span><text:span text:style-name="T5">&gt;</text:span></text:p>
      <text:p text:style-name="P3">);</text:p>
      <text:p text:style-name="P2"><text:span text:style-name="T1"/></text:p>
      <text:p text:style-name="P2"><text:span text:style-name="T1">Finally the boilerplate code within the App.js file</text:span></text:p>
      <text:p text:style-name="P4"><text:span text:style-name="T7">function</text:span><text:span text:style-name="T12"> </text:span><text:span text:style-name="T30">App</text:span><text:span text:style-name="T12">() {</text:span></text:p>
      <text:p text:style-name="P5">  <text:span text:style-name="T25">return</text:span><text:span text:style-name="T13"> (</text:span></text:p>
      <text:p text:style-name="P5">    <text:span text:style-name="T5">&lt;h1&gt;This is the JSX which will fill the &lt;App /&gt; element above&lt;/h1&gt;</text:span></text:p>
      <text:p text:style-name="P5">  <text:span text:style-name="T13">);</text:span></text:p>
      <text:p text:style-name="P3">}</text:p>
      <text:p text:style-name="P6"><text:soft-page-break/></text:p>
      <text:p text:style-name="P3"><text:span text:style-name="T23">export</text:span> <text:span text:style-name="T23">default</text:span> <text:span text:style-name="T29">App</text:span>;</text:p>
      <text:p text:style-name="P2"><text:span text:style-name="T1"/></text:p>
      <text:p text:style-name="P2"><text:span text:style-name="T1">Note: you can also write it as </text:span><text:span text:style-name="T9">export default function</text:span><text:span text:style-name="T11"> </text:span><text:span text:style-name="T31">App</text:span><text:span text:style-name="T11">()</text:span></text:p>
      <text:p text:style-name="P2"><text:span text:style-name="T11"/></text:p>
      <text:p text:style-name="P2"><text:span text:style-name="T1">PS = react does not care about folder structure, it is just like it is because the developers of create-react-app decided it was good for the job and nice and tidy</text:span></text:p>
      <text:p text:style-name="P2"><text:span text:style-name="T1"/></text:p>
      <text:p text:style-name="P1"><text:span text:style-name="T1">Getting this app to run</text:span></text:p>
      <text:p text:style-name="P1"><text:span text:style-name="T3">If you look inside the file packages.json you will see that there is an object called "scripts" within which there are a few options including start (along with build, test, eject) and these can be run from the terminal within vscode (which is always within the directory you are working on) with the statement</text:span></text:p>
      <text:p text:style-name="P1"><text:span text:style-name="T3">&gt; npm run [script name]</text:span></text:p>
      <text:p text:style-name="P1"><text:span text:style-name="T3"/></text:p>
      <text:p text:style-name="P1"><text:span text:style-name="T3">So when we run the start script it opens this project in a new browser tab which is running on the localhost at port 3000 which provides us with "Hot Module Replacement" (if it breaks simply manually refresh)</text:span></text:p>
      <text:p text:style-name="P1"><text:span text:style-name="T3"/></text:p>
      <text:p text:style-name="P1"><text:span text:style-name="T3">If you want to stop it running at any point press [cntl]+[c] within the terminal</text:span></text:p>
      <text:p text:style-name="P1"><text:span text:style-name="T3"/></text:p>
      <text:p text:style-name="P1">Building our first react app "pizza-menu"</text:p>
      <text:p text:style-name="P1"><text:span text:style-name="T3"/></text:p>
      <text:p text:style-name="P1"><text:span text:style-name="T3">The "webpack" which built our new react project expects the entry point to be </text:span><text:span text:style-name="T2">index.js</text:span></text:p>
      <text:p text:style-name="P1"><text:span text:style-name="T3"/></text:p>
      <text:p text:style-name="P1"><text:span text:style-name="T3">First thing to do is to use the </text:span><text:span text:style-name="T2">imort</text:span><text:span text:style-name="T3"> JS statement to get our react stuff in there and available to utilise (see pizza-menu project which I will be working within directly rather than notes in here)....</text:span></text:p>
      <text:p text:style-name="P1"><text:span text:style-name="T3"/></text:p>
      <text:p text:style-name="P1"><text:span text:style-name="T2">Components are the building blocks of react</text:span><text:span text:style-name="T3"> – they have data, logic, and appearance and can be built and combined to create more complex components (nesting components for additional reusability). The first step for a design is to break down the app into a "component tree" which show Parent and Child relationships</text:span></text:p>
      <text:p text:style-name="P1"><text:span text:style-name="T3"/></text:p>
      <text:p text:style-name="P1"><text:span text:style-name="T2">Creating and reusing a component –</text:span><text:span text:style-name="T3"> We create components as functions with a Capital letter at the start of their names (a bit like defining a class in a c# etc) that must return a block of JSX</text:span></text:p>
      <text:p text:style-name="P1"><text:span text:style-name="T3"/></text:p>
      <text:p text:style-name="P1"><text:span text:style-name="T2">What is JSX? </text:span><text:span text:style-name="T3">- It is a declaritive ("describe the UI based on current data ie Props and State") mark-up language like extension of JavaScript that allows you to write not only HTML but also CSS and JavaScript (including obviously React components which become a mark-up element of their own eg &lt;Pizza /&gt; from the function Pizza() compnent definition)</text:span></text:p>
      <text:p text:style-name="P1"><text:span text:style-name="T3">Browsers do not natively understand JSX and so a tool called Babel (as in the fish I guess) converts each element with React.createElement() method calls; therefore we could write all of the elements natively with React but JSX provides a shorthand form which is easier to rea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entury Gothic"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27M56S</meta:editing-duration>
    <meta:editing-cycles>16</meta:editing-cycles>
    <meta:generator>OpenOffice/4.1.13$Win32 OpenOffice.org_project/4113m1$Build-9810</meta:generator>
    <dc:date>2024-09-13T15:20:44.83</dc:date>
    <dc:creator>Giles Webberley</dc:creator>
    <meta:document-statistic meta:table-count="0" meta:image-count="0" meta:object-count="0" meta:page-count="2" meta:paragraph-count="48" meta:word-count="743" meta:character-count="4268"/>
    <meta:user-defined meta:name="Info 1"/>
    <meta:user-defined meta:name="Info 2"/>
    <meta:user-defined meta:name="Info 3"/>
    <meta:user-defined meta:name="Info 4"/>
  </office:meta>
</office:document-meta>
</file>